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lolesports.com/en_US/worlds/world_championship_2016/teams/counter-logic-gaming" text:style-name="Internet_20_link" text:visited-style-name="Visited_20_Internet_20_Link">http://www.lolesports.com/en_US/worlds/world_championship_2016/teams/counter-logic-gaming</text:a></text:p>
      <text:p text:style-name="Standard"><text:tab/>CLG is currently competing in the groups stage of the 2016 League of Legends world championship, commonly called Worlds. They earned the 2<text:span text:style-name="T1">nd</text:span> seed for NA through all of the competitions earlier in the season. CLG is in group A along with Albus NoX Luna, a Wildcard entrant representing the CIS, G2, the number one seed for EU, and ROX Tigers, the number one seed for LCK and the favorite to win worlds. Only the top two teams from each group will make it out of the groups stage and into the bracket.</text:p>
      <text:p text:style-name="Standard"><text:tab/>Currently (10/3) CLG has a 2W – 1L record in their group. In a huge upset they beat the ROX Tigers and G2. Many people consider ROX to be the best team in the world, and their top laner, Smeb, is also considered to be the best player in the world by many. Barring any upsets and just looking at seeding, it's fair to predict that G2 and ROX would be the teams making it out of group A, but right now it's up in the air, especially with G2 0 for 3. <text:s/>In almost as big of an upset NoX beat CLG and gave them their one loss. This is huge news because the Wildcard team almost never puts up a fight in worlds, but right now they have a chance at making it out of the group stage.</text:p>
      <text:p text:style-name="Standard"><text:tab/>This Thursday and Friday the teams will have a rematch with each of the teams they have already faced. In my opinion this will be the most interesting part of worlds to watch. So far most teams have been opting into more untraditional early game strategies and causing games that seem almost hyper aggresive in comparison to last year's worlds. What will be most intruiging is to see whether these strategies were just cheese and stronger traditional strategies will prevail, or if the meta at the highest level is chan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10-03T18:09:28.99</meta:creation-date>
    <meta:document-statistic meta:table-count="0" meta:image-count="0" meta:object-count="0" meta:page-count="1" meta:paragraph-count="4" meta:word-count="324" meta:character-count="1789"/>
    <dc:date>2016-10-03T18:47:14.94</dc:date>
    <dc:creator>Robert Ritchie</dc:creator>
    <meta:editing-duration>PT7M15S</meta:editing-duration>
    <meta:editing-cycles>1</meta:editing-cycles>
    <meta:generator>OpenOffice/4.1.1$Win32 OpenOffice.org_project/411m6$Build-9775</meta:generator>
  </office:meta>
</office:document-meta>
</file>